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112984" calcext:value-type="float">
            <text:p>87.112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231552" calcext:value-type="float">
            <text:p>87.231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772835" calcext:value-type="float">
            <text:p>87.772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953911" calcext:value-type="float">
            <text:p>87.95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.953911" calcext:value-type="float">
            <text:p>87.953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953911" calcext:value-type="float">
            <text:p>87.953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53911" calcext:value-type="float">
            <text:p>87.953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953911" calcext:value-type="float">
            <text:p>87.953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.999687" calcext:value-type="float">
            <text:p>87.9996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347183" calcext:value-type="float">
            <text:p>88.347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347183" calcext:value-type="float">
            <text:p>88.347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.567162" calcext:value-type="float">
            <text:p>88.567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.567162" calcext:value-type="float">
            <text:p>88.567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.567932" calcext:value-type="float">
            <text:p>88.5679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.84671" calcext:value-type="float">
            <text:p>88.84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84671" calcext:value-type="float">
            <text:p>88.84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18679" calcext:value-type="float">
            <text:p>89.186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45446" calcext:value-type="float">
            <text:p>89.454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45446" calcext:value-type="float">
            <text:p>89.454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458687" calcext:value-type="float">
            <text:p>89.458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710487" calcext:value-type="float">
            <text:p>89.7104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710487" calcext:value-type="float">
            <text:p>89.7104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762123" calcext:value-type="float">
            <text:p>89.7621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915253" calcext:value-type="float">
            <text:p>89.9152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997643" calcext:value-type="float">
            <text:p>89.9976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997643" calcext:value-type="float">
            <text:p>89.997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099762" calcext:value-type="float">
            <text:p>90.0997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099762" calcext:value-type="float">
            <text:p>90.0997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.14138" calcext:value-type="float">
            <text:p>90.141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304031" calcext:value-type="float">
            <text:p>90.3040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.375069" calcext:value-type="float">
            <text:p>90.3750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.706459" calcext:value-type="float">
            <text:p>90.706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.706459" calcext:value-type="float">
            <text:p>90.7064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.706459" calcext:value-type="float">
            <text:p>90.7064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750122" calcext:value-type="float">
            <text:p>90.750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.750122" calcext:value-type="float">
            <text:p>90.750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50122" calcext:value-type="float">
            <text:p>90.750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.004677" calcext:value-type="float">
            <text:p>91.0046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004677" calcext:value-type="float">
            <text:p>91.0046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004677" calcext:value-type="float">
            <text:p>91.004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.071678" calcext:value-type="float">
            <text:p>91.0716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.145798" calcext:value-type="float">
            <text:p>91.145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145798" calcext:value-type="float">
            <text:p>91.145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.145798" calcext:value-type="float">
            <text:p>91.1457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.232407" calcext:value-type="float">
            <text:p>91.2324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.335487" calcext:value-type="float">
            <text:p>91.3354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.406883" calcext:value-type="float">
            <text:p>91.4068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.565582" calcext:value-type="float">
            <text:p>91.5655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.592888" calcext:value-type="float">
            <text:p>91.592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.592888" calcext:value-type="float">
            <text:p>91.5928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648003" calcext:value-type="float">
            <text:p>91.6480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.74501" calcext:value-type="float">
            <text:p>91.745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.74501" calcext:value-type="float">
            <text:p>91.745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.810814" calcext:value-type="float">
            <text:p>91.810814</text:p>
          </table:table-cell>
        </table:table-row>
        <table:table-row table:style-name="ro1" table:number-rows-repeated="104851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 </meta:initial-creator>
    <meta:creation-date>2014-03-28T00:16:17.649587290</meta:creation-date>
    <dc:date>2014-03-28T00:16:54.305793685</dc:date>
    <dc:creator>ad </dc:creator>
    <meta:editing-duration>P0D</meta:editing-duration>
    <meta:editing-cycles>1</meta:editing-cycles>
    <meta:document-statistic meta:table-count="1" meta:cell-count="120" meta:object-count="0"/>
    <meta:generator>LibreOffice/4.1.3.2$Linux_X86_64 LibreOffice_project/410m0$Build-2</meta:generator>
  </office:meta>
</office:document-meta>
</file>